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gracias por la aclaración. Si vamos a centrarnos exclusivamente en el <text:span text:style-name="Strong_20_Emphasis">ciclo de vida</text:span>, sin entrar en reproducción, muerte, sentimientos o instinto, entonces el foco debe estar en el <text:span text:style-name="Strong_20_Emphasis">proceso completo</text:span> de <text:span text:style-name="Emphasis">nacer → desarrollarse → reproducirse → morir</text:span>, analizado como una <text:span text:style-name="Strong_20_Emphasis">función dentro del sistema inteligente de la vida</text:span>, y también desde una <text:span text:style-name="Strong_20_Emphasis">mirada existencial y observacional</text:span>.</text:p>
      <text:p text:style-name="Text_20_body">Aquí tienes una propuesta más refinada de <text:span text:style-name="Strong_20_Emphasis">preguntas existenciales centradas exclusivamente en el ciclo de vida</text:span>:</text:p>
      <text:p text:style-name="Horizontal_20_Line"/>
      <text:h text:style-name="Heading_20_3" text:outline-level="3"><text:span text:style-name="Strong_20_Emphasis">Preguntas existenciales sobre el ciclo de vida</text:span></text:h>
      <text:list xml:id="list377972450" text:style-name="L1">
        <text:list-item>
          <text:p text:style-name="P1"><text:span text:style-name="Strong_20_Emphasis">¿Por qué todas las criaturas siguen un ciclo de vida?</text:span><text:line-break/>¿Es una regla impuesta por la naturaleza o una necesidad funcional del sistema?</text:p>
        </text:list-item>
        <text:list-item>
          <text:p text:style-name="P1"><text:span text:style-name="Strong_20_Emphasis">¿Cuál es la función del ciclo de vida dentro de la vida como sistema inteligente?</text:span><text:line-break/>¿Sirve para algo más que simplemente reemplazar individuos?</text:p>
        </text:list-item>
        <text:list-item>
          <text:p text:style-name="P1"><text:span text:style-name="Strong_20_Emphasis">¿Es el ciclo de vida una estrategia de la inteligencia de la vida para avanzar?</text:span><text:line-break/>¿Cada nuevo individuo representa un paso más en un cálculo mayor?</text:p>
        </text:list-item>
        <text:list-item>
          <text:p text:style-name="P1"><text:span text:style-name="Strong_20_Emphasis">¿Por qué el ciclo de vida está tan bien definido y es tan constante en la naturaleza?</text:span><text:line-break/>¿Es una estructura universal? ¿Podría haber otras formas?</text:p>
        </text:list-item>
        <text:list-item>
          <text:p text:style-name="P1"><text:span text:style-name="Strong_20_Emphasis">¿El ciclo de vida tiene un propósito más allá del individuo?</text:span><text:line-break/>¿Somos solo una etapa de un proceso mayor?</text:p>
        </text:list-item>
        <text:list-item>
          <text:p text:style-name="P1"><text:span text:style-name="Strong_20_Emphasis">¿Por qué nacemos sin saber para qué vivimos?</text:span><text:line-break/>¿Forma parte del ciclo no tener conciencia de su propósito?</text:p>
        </text:list-item>
        <text:list-item>
          <text:p text:style-name="P1"><text:span text:style-name="Strong_20_Emphasis">¿Qué impulsa el comienzo de la vida y qué determina su fin?</text:span><text:line-break/>¿Es algo interno, externo, o un simple mecanismo automático?</text:p>
        </text:list-item>
        <text:list-item>
          <text:p text:style-name="P1"><text:span text:style-name="Strong_20_Emphasis">¿El ciclo de vida es una forma de memoria activa del sistema?</text:span><text:line-break/>¿Se preserva y transmite información a través de él?</text:p>
        </text:list-item>
        <text:list-item>
          <text:p text:style-name="P1"><text:span text:style-name="Strong_20_Emphasis">¿Puede cambiar el ciclo de vida, o está fijado por las leyes del universo?</text:span><text:line-break/>¿Hay variaciones posibles según las condiciones?</text:p>
        </text:list-item>
        <text:list-item>
          <text:p text:style-name="P1"><text:span text:style-name="Strong_20_Emphasis">¿Qué sentido tiene vivir si inevitablemente dejaremos de estar vivos?</text:span><text:line-break/>¿El valor del ciclo está en su duración o en lo que permite?</text:p>
        </text:list-item>
        <text:list-item>
          <text:p text:style-name="P1"><text:span text:style-name="Strong_20_Emphasis">¿Somos conscientes del ciclo mientras lo vivimos?</text:span><text:line-break/>¿Cómo afecta nuestra percepción del tiempo y del propósito?</text:p>
        </text:list-item>
        <text:list-item>
          <text:p text:style-name="P1"><text:span text:style-name="Strong_20_Emphasis">¿Qué lugar ocupamos en el gran ciclo de la vida?</text:span><text:line-break/>¿Somos piezas, nodos, momentos, o agentes activos?</text:p>
        </text:list-item>
      </text:list>
      <text:p text:style-name="Horizontal_20_Line"/>
      <text:p text:style-name="Text_20_body"><text:soft-page-break/>Estas preguntas son coherentes con el tema <text:span text:style-name="Strong_20_Emphasis">"ciclo de vida"</text:span> entendido como un <text:span text:style-name="Strong_20_Emphasis">módulo funcional</text:span> dentro de una <text:span text:style-name="Strong_20_Emphasis">estructura inteligente</text:span>, y al mismo tiempo conectan con la vivencia personal del lector y con su observación del mundo natural.</text:p>
      <text:p text:style-name="Text_20_body">¿Quieres que seleccionemos unas 4 a 6 como eje central para guiar el capítulo? ¿O prefieres mantenerlas todas como banco de ideas durante el desarroll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6T10:31:32.411000000</meta:creation-date>
    <dc:date>2025-07-06T10:35:31.998000000</dc:date>
    <meta:editing-duration>PT3M59S</meta:editing-duration>
    <meta:editing-cycles>1</meta:editing-cycles>
    <meta:document-statistic meta:table-count="0" meta:image-count="0" meta:object-count="0" meta:page-count="2" meta:paragraph-count="17" meta:word-count="409" meta:character-count="2415" meta:non-whitespace-character-count="2035"/>
    <meta:generator>LibreOffice/7.3.5.2$Windows_X86_64 LibreOffice_project/184fe81b8c8c30d8b5082578aee2fed2ea847c01</meta:generator>
  </office:meta>
</office:document-meta>
</file>